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7204f" officeooo:paragraph-rsid="0007204f"/>
    </style:style>
    <style:style style:name="P2" style:family="paragraph" style:parent-style-name="Text_20_body">
      <style:text-properties officeooo:rsid="000e52b3" officeooo:paragraph-rsid="000e52b3"/>
    </style:style>
    <style:style style:name="P3" style:family="paragraph" style:parent-style-name="Text_20_body">
      <style:text-properties officeooo:rsid="00100ac7" officeooo:paragraph-rsid="00100ac7"/>
    </style:style>
    <style:style style:name="P4" style:family="paragraph" style:parent-style-name="Text_20_body">
      <style:text-properties officeooo:rsid="00119848" officeooo:paragraph-rsid="00119848"/>
    </style:style>
    <style:style style:name="P5" style:family="paragraph" style:parent-style-name="Text_20_body">
      <style:text-properties officeooo:rsid="00265c1f" officeooo:paragraph-rsid="00265c1f"/>
    </style:style>
    <style:style style:name="P6" style:family="paragraph" style:parent-style-name="Text_20_body">
      <style:text-properties officeooo:rsid="002d361f" officeooo:paragraph-rsid="002d361f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officeooo:rsid="00205638" officeooo:paragraph-rsid="00205638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officeooo:rsid="00220441" officeooo:paragraph-rsid="00220441"/>
    </style:style>
    <style:style style:name="P10" style:family="paragraph" style:parent-style-name="Text_20_body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11" style:family="paragraph" style:parent-style-name="Text_20_body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12" style:family="paragraph" style:parent-style-name="Text_20_body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13" style:family="paragraph" style:parent-style-name="Text_20_body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14" style:family="paragraph" style:parent-style-name="Text_20_body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15" style:family="paragraph" style:parent-style-name="Text_20_body">
      <style:paragraph-properties fo:margin-left="0.9846in" fo:margin-right="0in" fo:text-indent="0in" style:auto-text-indent="false"/>
      <style:text-properties officeooo:rsid="002d3872" officeooo:paragraph-rsid="002d3872"/>
    </style:style>
    <style:style style:name="P16" style:family="paragraph" style:parent-style-name="Text_20_body">
      <style:paragraph-properties fo:margin-left="0.9846in" fo:margin-right="0in" fo:text-indent="0in" style:auto-text-indent="false"/>
      <style:text-properties officeooo:rsid="002d6642" officeooo:paragraph-rsid="002d6642"/>
    </style:style>
    <style:style style:name="P17" style:family="paragraph" style:parent-style-name="Text_20_body">
      <style:paragraph-properties fo:margin-left="0.9846in" fo:margin-right="0in" fo:text-indent="0in" style:auto-text-indent="false"/>
      <style:text-properties officeooo:rsid="00320207" officeooo:paragraph-rsid="00320207"/>
    </style:style>
    <style:style style:name="P18" style:family="paragraph" style:parent-style-name="Title">
      <style:text-properties officeooo:rsid="0007204f" officeooo:paragraph-rsid="0007204f"/>
    </style:style>
    <style:style style:name="P19" style:family="paragraph" style:parent-style-name="Subtitle">
      <style:text-properties officeooo:rsid="0016eb8b" officeooo:paragraph-rsid="0016eb8b"/>
    </style:style>
    <style:style style:name="P20" style:family="paragraph" style:parent-style-name="Text_20_body">
      <style:paragraph-properties fo:margin-left="0in" fo:margin-right="0in" fo:text-indent="0in" style:auto-text-indent="false"/>
      <style:text-properties officeooo:rsid="002d3872" officeooo:paragraph-rsid="002d3872"/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5" style:family="paragraph" style:parent-style-name="Text_20_body" style:list-style-name="L1">
      <style:text-properties officeooo:rsid="002d361f" officeooo:paragraph-rsid="002d361f"/>
    </style:style>
    <style:style style:name="P26" style:family="paragraph" style:parent-style-name="Text_20_body" style:list-style-name="L2">
      <style:text-properties officeooo:rsid="002d361f" officeooo:paragraph-rsid="002d361f"/>
    </style:style>
    <style:style style:name="P27" style:family="paragraph" style:parent-style-name="Text_20_body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28" style:family="paragraph" style:parent-style-name="Text_20_body">
      <style:paragraph-properties fo:margin-left="0.9846in" fo:margin-right="0in" fo:text-indent="0in" style:auto-text-indent="false"/>
      <style:text-properties officeooo:rsid="0035d883" officeooo:paragraph-rsid="0035d883"/>
    </style:style>
    <style:style style:name="P29" style:family="paragraph" style:parent-style-name="Text_20_body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30" style:family="paragraph" style:parent-style-name="Text_20_body">
      <style:paragraph-properties fo:margin-left="0.9846in" fo:margin-right="0in" fo:text-indent="0in" style:auto-text-indent="false"/>
      <style:text-properties officeooo:rsid="0036efab" officeooo:paragraph-rsid="0036efab"/>
    </style:style>
    <style:style style:name="P31" style:family="paragraph" style:parent-style-name="Text_20_body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32" style:family="paragraph" style:parent-style-name="Text_20_body">
      <style:paragraph-properties fo:margin-left="0.9846in" fo:margin-right="0in" fo:text-indent="0in" style:auto-text-indent="false"/>
      <style:text-properties officeooo:rsid="0037cb5b" officeooo:paragraph-rsid="0037cb5b"/>
    </style:style>
    <style:style style:name="P33" style:family="paragraph" style:parent-style-name="Heading_20_1">
      <style:paragraph-properties fo:break-before="page"/>
      <style:text-properties officeooo:rsid="000abc94" officeooo:paragraph-rsid="000abc94"/>
    </style:style>
    <style:style style:name="P34" style:family="paragraph" style:parent-style-name="Heading_20_1">
      <style:paragraph-properties fo:break-before="page"/>
      <style:text-properties officeooo:rsid="000e5af3" officeooo:paragraph-rsid="000e5af3"/>
    </style:style>
    <style:style style:name="P35" style:family="paragraph" style:parent-style-name="Heading_20_1">
      <style:paragraph-properties fo:break-before="page"/>
      <style:text-properties officeooo:rsid="00259545" officeooo:paragraph-rsid="00259545"/>
    </style:style>
    <style:style style:name="P36" style:family="paragraph" style:parent-style-name="Heading_20_2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37" style:family="paragraph" style:parent-style-name="Heading_20_2">
      <style:paragraph-properties fo:margin-left="0.4925in" fo:margin-right="0in" fo:text-indent="0in" style:auto-text-indent="false"/>
      <style:text-properties officeooo:rsid="001e2bbe" officeooo:paragraph-rsid="001e2bbe"/>
    </style:style>
    <style:style style:name="P38" style:family="paragraph" style:parent-style-name="Heading_20_2">
      <style:paragraph-properties fo:margin-left="0.4925in" fo:margin-right="0in" fo:text-indent="0in" style:auto-text-indent="false"/>
      <style:text-properties officeooo:rsid="0028432c" officeooo:paragraph-rsid="0028432c"/>
    </style:style>
    <style:style style:name="P39" style:family="paragraph" style:parent-style-name="Heading_20_2">
      <style:paragraph-properties fo:margin-left="0.4925in" fo:margin-right="0in" fo:text-indent="0in" style:auto-text-indent="false"/>
      <style:text-properties officeooo:rsid="00320207" officeooo:paragraph-rsid="00320207"/>
    </style:style>
    <style:style style:name="P40" style:family="paragraph" style:parent-style-name="Heading_20_2">
      <style:paragraph-properties fo:margin-left="0.4925in" fo:margin-right="0in" fo:text-indent="0in" style:auto-text-indent="false"/>
      <style:text-properties officeooo:rsid="002d3872" officeooo:paragraph-rsid="002d3872"/>
    </style:style>
    <style:style style:name="P41" style:family="paragraph" style:parent-style-name="Heading_20_3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42" style:family="paragraph" style:parent-style-name="Heading_20_3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43" style:family="paragraph" style:parent-style-name="Heading_20_3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44" style:family="paragraph" style:parent-style-name="Heading_20_3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45" style:family="paragraph" style:parent-style-name="Heading_20_3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46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47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2a0a68"/>
    </style:style>
    <style:style style:name="P48" style:family="paragraph" style:parent-style-name="Heading_20_3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49" style:family="paragraph" style:parent-style-name="Heading_20_3">
      <style:paragraph-properties fo:margin-left="0.9846in" fo:margin-right="0in" fo:text-indent="0in" style:auto-text-indent="false"/>
      <style:text-properties officeooo:rsid="002a0a68" officeooo:paragraph-rsid="002a0a68"/>
    </style:style>
    <style:style style:name="P50" style:family="paragraph" style:parent-style-name="Heading_20_3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51" style:family="paragraph" style:parent-style-name="Heading_20_3">
      <style:paragraph-properties fo:margin-left="0.9846in" fo:margin-right="0in" fo:text-indent="0in" style:auto-text-indent="false"/>
      <style:text-properties officeooo:rsid="00320207" officeooo:paragraph-rsid="00320207"/>
    </style:style>
    <style:style style:name="P52" style:family="paragraph" style:parent-style-name="Heading_20_3">
      <style:paragraph-properties fo:margin-left="0.9846in" fo:margin-right="0in" fo:text-indent="0in" style:auto-text-indent="false"/>
      <style:text-properties officeooo:rsid="002d3872" officeooo:paragraph-rsid="002d3872"/>
    </style:style>
    <style:style style:name="P53" style:family="paragraph" style:parent-style-name="Heading_20_3">
      <style:paragraph-properties fo:margin-left="0.9846in" fo:margin-right="0in" fo:text-indent="0in" style:auto-text-indent="false"/>
      <style:text-properties officeooo:rsid="0035d883" officeooo:paragraph-rsid="0035d883"/>
    </style:style>
    <style:style style:name="P54" style:family="paragraph" style:parent-style-name="Heading_20_3">
      <style:paragraph-properties fo:margin-left="0.9846in" fo:margin-right="0in" fo:text-indent="0in" style:auto-text-indent="false"/>
      <style:text-properties officeooo:rsid="0036efab" officeooo:paragraph-rsid="0036efab"/>
    </style:style>
    <style:style style:name="P55" style:family="paragraph" style:parent-style-name="Heading_20_3">
      <style:paragraph-properties fo:margin-left="0.9846in" fo:margin-right="0in" fo:text-indent="0in" style:auto-text-indent="false"/>
      <style:text-properties officeooo:rsid="0037cb5b" officeooo:paragraph-rsid="0037cb5b"/>
    </style:style>
    <style:style style:name="T1" style:family="text">
      <style:text-properties officeooo:rsid="00122d0a"/>
    </style:style>
    <style:style style:name="T2" style:family="text">
      <style:text-properties officeooo:rsid="0018c0f9"/>
    </style:style>
    <style:style style:name="T3" style:family="text">
      <style:text-properties officeooo:rsid="001b7341"/>
    </style:style>
    <style:style style:name="T4" style:family="text">
      <style:text-properties officeooo:rsid="0023b0a1"/>
    </style:style>
    <style:style style:name="T5" style:family="text">
      <style:text-properties fo:font-weight="bold" officeooo:rsid="0023b0a1" style:font-weight-asian="bold" style:font-weight-complex="bold"/>
    </style:style>
    <style:style style:name="T6" style:family="text">
      <style:text-properties fo:font-weight="normal" officeooo:rsid="0023b0a1" style:font-weight-asian="normal" style:font-weight-complex="normal"/>
    </style:style>
    <style:style style:name="T7" style:family="text">
      <style:text-properties fo:font-weight="normal" officeooo:rsid="00281a18" style:font-weight-asian="normal" style:font-weight-complex="normal"/>
    </style:style>
    <style:style style:name="T8" style:family="text">
      <style:text-properties officeooo:rsid="00312121"/>
    </style:style>
    <style:style style:name="T9" style:family="text">
      <style:text-properties officeooo:rsid="0033e61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p text:style-name="P18">Dooble Web Browser</text:p>
      <text:p text:style-name="P19">Version 2.0 (2017.11.05)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1">Table of Contents</text:p>
          </text:index-title>
          <text:p text:style-name="P22"><text:a xlink:type="simple" xlink:href="#__RefHeading___Toc105_989239493" text:style-name="Index_20_Link" text:visited-style-name="Index_20_Link">Introduction<text:tab/>3</text:a></text:p>
          <text:p text:style-name="P22"><text:a xlink:type="simple" xlink:href="#__RefHeading___Toc24_1852866977" text:style-name="Index_20_Link" text:visited-style-name="Index_20_Link">File Menus<text:tab/>4</text:a></text:p>
          <text:p text:style-name="P24"><text:a xlink:type="simple" xlink:href="#__RefHeading___Toc27_1852866977" text:style-name="Index_20_Link" text:visited-style-name="Index_20_Link">File<text:tab/>4</text:a></text:p>
          <text:p text:style-name="P23"><text:a xlink:type="simple" xlink:href="#__RefHeading___Toc29_1852866977" text:style-name="Index_20_Link" text:visited-style-name="Index_20_Link">Authenticate<text:tab/>4</text:a></text:p>
          <text:p text:style-name="P23"><text:a xlink:type="simple" xlink:href="#__RefHeading___Toc31_1852866977" text:style-name="Index_20_Link" text:visited-style-name="Index_20_Link">New Private Window<text:tab/>4</text:a></text:p>
          <text:p text:style-name="P23"><text:a xlink:type="simple" xlink:href="#__RefHeading___Toc33_1852866977" text:style-name="Index_20_Link" text:visited-style-name="Index_20_Link">New Tab<text:tab/>4</text:a></text:p>
          <text:p text:style-name="P23"><text:a xlink:type="simple" xlink:href="#__RefHeading___Toc35_1852866977" text:style-name="Index_20_Link" text:visited-style-name="Index_20_Link">New Window<text:tab/>4</text:a></text:p>
          <text:p text:style-name="P23"><text:a xlink:type="simple" xlink:href="#__RefHeading___Toc37_1852866977" text:style-name="Index_20_Link" text:visited-style-name="Index_20_Link">Close Tab<text:tab/>4</text:a></text:p>
          <text:p text:style-name="P23"><text:a xlink:type="simple" xlink:href="#__RefHeading___Toc39_1852866977" text:style-name="Index_20_Link" text:visited-style-name="Index_20_Link">Exit Dooble<text:tab/>4</text:a></text:p>
          <text:p text:style-name="P24"><text:a xlink:type="simple" xlink:href="#__RefHeading___Toc6182_1852866977" text:style-name="Index_20_Link" text:visited-style-name="Index_20_Link">Edit<text:tab/>4</text:a></text:p>
          <text:p text:style-name="P23"><text:a xlink:type="simple" xlink:href="#__RefHeading___Toc6184_1852866977" text:style-name="Index_20_Link" text:visited-style-name="Index_20_Link">Clear Items<text:tab/>4</text:a></text:p>
          <text:p text:style-name="P23"><text:a xlink:type="simple" xlink:href="#__RefHeading___Toc6186_1852866977" text:style-name="Index_20_Link" text:visited-style-name="Index_20_Link">Settings<text:tab/>5</text:a></text:p>
          <text:p text:style-name="P24"><text:a xlink:type="simple" xlink:href="#__RefHeading___Toc185_697823169" text:style-name="Index_20_Link" text:visited-style-name="Index_20_Link">Tools<text:tab/>5</text:a></text:p>
          <text:p text:style-name="P23"><text:a xlink:type="simple" xlink:href="#__RefHeading___Toc187_697823169" text:style-name="Index_20_Link" text:visited-style-name="Index_20_Link">Accepted / Blocked Domains<text:tab/>5</text:a></text:p>
          <text:p text:style-name="P23"><text:a xlink:type="simple" xlink:href="#__RefHeading___Toc189_697823169" text:style-name="Index_20_Link" text:visited-style-name="Index_20_Link">Certificate Exceptions<text:tab/>5</text:a></text:p>
          <text:p text:style-name="P23"><text:a xlink:type="simple" xlink:href="#__RefHeading___Toc191_697823169" text:style-name="Index_20_Link" text:visited-style-name="Index_20_Link">Cookies<text:tab/>5</text:a></text:p>
          <text:p text:style-name="P23"><text:a xlink:type="simple" xlink:href="#__RefHeading___Toc193_697823169" text:style-name="Index_20_Link" text:visited-style-name="Index_20_Link">Downloads<text:tab/>5</text:a></text:p>
          <text:p text:style-name="P23"><text:a xlink:type="simple" xlink:href="#__RefHeading___Toc195_697823169" text:style-name="Index_20_Link" text:visited-style-name="Index_20_Link">Favorites<text:tab/>5</text:a></text:p>
          <text:p text:style-name="P23"><text:a xlink:type="simple" xlink:href="#__RefHeading___Toc197_697823169" text:style-name="Index_20_Link" text:visited-style-name="Index_20_Link">History<text:tab/>5</text:a></text:p>
          <text:p text:style-name="P24"><text:a xlink:type="simple" xlink:href="#__RefHeading___Toc209_697823169" text:style-name="Index_20_Link" text:visited-style-name="Index_20_Link">View<text:tab/>5</text:a></text:p>
          <text:p text:style-name="P23"><text:a xlink:type="simple" xlink:href="#__RefHeading___Toc211_697823169" text:style-name="Index_20_Link" text:visited-style-name="Index_20_Link">Show Full Screen<text:tab/>5</text:a></text:p>
          <text:p text:style-name="P23"><text:a xlink:type="simple" xlink:href="#__RefHeading___Toc213_697823169" text:style-name="Index_20_Link" text:visited-style-name="Index_20_Link">Show Status Bar<text:tab/>5</text:a></text:p>
          <text:p text:style-name="P24"><text:a xlink:type="simple" xlink:href="#__RefHeading___Toc201_697823169" text:style-name="Index_20_Link" text:visited-style-name="Index_20_Link">Help<text:tab/>5</text:a></text:p>
          <text:p text:style-name="P23"><text:a xlink:type="simple" xlink:href="#__RefHeading___Toc203_697823169" text:style-name="Index_20_Link" text:visited-style-name="Index_20_Link">About<text:tab/>5</text:a></text:p>
          <text:p text:style-name="P23"><text:a xlink:type="simple" xlink:href="#__RefHeading___Toc205_697823169" text:style-name="Index_20_Link" text:visited-style-name="Index_20_Link">Show Documentation<text:tab/>6</text:a></text:p>
          <text:p text:style-name="P22"><text:a xlink:type="simple" xlink:href="#__RefHeading___Toc6188_1852866977" text:style-name="Index_20_Link" text:visited-style-name="Index_20_Link">Private Windows<text:tab/>7</text:a></text:p>
        </text:index-body>
      </text:table-of-content>
      <text:p text:style-name="P1"/>
      <text:h text:style-name="P33" text:outline-level="1"><text:bookmark-start text:name="__RefHeading___Toc105_989239493"/>Introduction<text:bookmark-end text:name="__RefHeading___Toc105_989239493"/></text:h>
      <text:p text:style-name="P2">An elegant, simple, and effective Web browser.</text:p>
      <text:p text:style-name="P3">[INSERT DOOBLE IMAGE]</text:p>
      <text:p text:style-name="P3"/>
      <text:h text:style-name="P34" text:outline-level="1"><text:bookmark-start text:name="__RefHeading___Toc24_1852866977"/>File Menus<text:bookmark-end text:name="__RefHeading___Toc24_1852866977"/></text:h>
      <text:p text:style-name="P4">Dooble offers a traditional menu bar. The menu bar’s visibility may be configured via the Display panel in the Settings window. <text:span text:style-name="T1">If the menu bar is hidden, it may be made visible by pressing the F10 key. Some menu options include mnemonics and shortcuts.</text:span></text:p>
      <text:h text:style-name="P36" text:outline-level="2"><text:bookmark-start text:name="__RefHeading___Toc27_1852866977"/>File<text:bookmark-end text:name="__RefHeading___Toc27_1852866977"/></text:h>
      <text:p text:style-name="P7">The File menu includes several basic functions.</text:p>
      <text:p text:style-name="P8">[INSERT FILE MENU IMAGE]</text:p>
      <text:h text:style-name="P41" text:outline-level="3"><text:bookmark-start text:name="__RefHeading___Toc29_1852866977"/>Authenticate<text:bookmark-end text:name="__RefHeading___Toc29_1852866977"/></text:h>
      <text:p text:style-name="P10">If permanent credentials are defined, this option is enabled. <text:span text:style-name="T2">An authentication dialog is displayed if the option is selected.</text:span></text:p>
      <text:h text:style-name="P42" text:outline-level="3"><text:bookmark-start text:name="__RefHeading___Toc31_1852866977"/>New Private Window<text:bookmark-end text:name="__RefHeading___Toc31_1852866977"/></text:h>
      <text:p text:style-name="P11">Open a new private window. <text:span text:style-name="T4">Please also see the </text:span><text:span text:style-name="T5">Private Windows</text:span><text:span text:style-name="T6"> section </text:span><text:span text:style-name="T7">for details on private browsing</text:span><text:span text:style-name="T6">.</text:span></text:p>
      <text:h text:style-name="P42" text:outline-level="3"><text:bookmark-start text:name="__RefHeading___Toc33_1852866977"/>New Tab<text:bookmark-end text:name="__RefHeading___Toc33_1852866977"/></text:h>
      <text:p text:style-name="P11">A new tab is appended to the end of the tab widget.</text:p>
      <text:h text:style-name="P43" text:outline-level="3"><text:bookmark-start text:name="__RefHeading___Toc35_1852866977"/>New Window<text:bookmark-end text:name="__RefHeading___Toc35_1852866977"/></text:h>
      <text:p text:style-name="P27">Open a new window.</text:p>
      <text:h text:style-name="P53" text:outline-level="3">Save</text:h>
      <text:p text:style-name="P28">Save the current page. The action invokes a download request. A file dialog is not displayed.</text:p>
      <text:h text:style-name="P44" text:outline-level="3"><text:bookmark-start text:name="__RefHeading___Toc37_1852866977"/>Close Tab<text:bookmark-end text:name="__RefHeading___Toc37_1852866977"/></text:h>
      <text:p text:style-name="P29">Close the current tab. If the current tab is the only Dooble tab and <text:span text:style-name="T3">active </text:span>downloads <text:span text:style-name="T3">exist</text:span>, a confirmation prompt is displayed.</text:p>
      <text:h text:style-name="P54" text:outline-level="3">Print</text:h>
      <text:p text:style-name="P30">A print dialog is displayed.</text:p>
      <text:h text:style-name="P54" text:outline-level="3">Print Preview</text:h>
      <text:p text:style-name="P30">Not implemented.</text:p>
      <text:h text:style-name="P45" text:outline-level="3"><text:bookmark-start text:name="__RefHeading___Toc39_1852866977"/><text:soft-page-break/>Exit Dooble<text:bookmark-end text:name="__RefHeading___Toc39_1852866977"/></text:h>
      <text:p text:style-name="P12">Exit Dooble. A confirmation prompt is displayed if active downloads exist.</text:p>
      <text:h text:style-name="P37" text:outline-level="2"><text:bookmark-start text:name="__RefHeading___Toc6182_1852866977"/>Edit<text:bookmark-end text:name="__RefHeading___Toc6182_1852866977"/></text:h>
      <text:p text:style-name="P9">[INSERT EDIT MENU IMAGE]</text:p>
      <text:h text:style-name="P46" text:outline-level="3"><text:bookmark-start text:name="__RefHeading___Toc6184_1852866977"/>Clear Items<text:bookmark-end text:name="__RefHeading___Toc6184_1852866977"/></text:h>
      <text:p text:style-name="P31">Display an instance of the Clear Items dialog.</text:p>
      <text:h text:style-name="P55" text:outline-level="3">Find</text:h>
      <text:p text:style-name="P32">Enables the Find panel.</text:p>
      <text:p text:style-name="P32">[INSERT FIND IMAGE]</text:p>
      <text:h text:style-name="P48" text:outline-level="3"><text:bookmark-start text:name="__RefHeading___Toc6186_1852866977"/>Settings<text:bookmark-end text:name="__RefHeading___Toc6186_1852866977"/></text:h>
      <text:p text:style-name="P13">Display the Settings window.</text:p>
      <text:h text:style-name="P38" text:outline-level="2"><text:bookmark-start text:name="__RefHeading___Toc185_697823169"/>Tools<text:bookmark-end text:name="__RefHeading___Toc185_697823169"/></text:h>
      <text:h text:style-name="P49" text:outline-level="3"><text:bookmark-start text:name="__RefHeading___Toc187_697823169"/>Accepted / Blocked Domains<text:bookmark-end text:name="__RefHeading___Toc187_697823169"/></text:h>
      <text:p text:style-name="P14">Display the Accepted / Blocked Domains window.</text:p>
      <text:h text:style-name="P47" text:outline-level="3"><text:bookmark-start text:name="__RefHeading___Toc189_697823169"/>Certificate Exceptions<text:bookmark-end text:name="__RefHeading___Toc189_697823169"/></text:h>
      <text:p text:style-name="P14">Display the Certificate Exceptions window.</text:p>
      <text:h text:style-name="P47" text:outline-level="3"><text:bookmark-start text:name="__RefHeading___Toc191_697823169"/>Cookies<text:bookmark-end text:name="__RefHeading___Toc191_697823169"/></text:h>
      <text:p text:style-name="P14">Display the global Cookies window.</text:p>
      <text:h text:style-name="P50" text:outline-level="3"><text:bookmark-start text:name="__RefHeading___Toc193_697823169"/>Downloads<text:bookmark-end text:name="__RefHeading___Toc193_697823169"/></text:h>
      <text:p text:style-name="P14">Display the Downloads window.</text:p>
      <text:h text:style-name="P50" text:outline-level="3"><text:bookmark-start text:name="__RefHeading___Toc195_697823169"/>Favorites<text:bookmark-end text:name="__RefHeading___Toc195_697823169"/></text:h>
      <text:p text:style-name="P14">Display the Favorites window.</text:p>
      <text:h text:style-name="P50" text:outline-level="3"><text:bookmark-start text:name="__RefHeading___Toc197_697823169"/>History<text:bookmark-end text:name="__RefHeading___Toc197_697823169"/></text:h>
      <text:p text:style-name="P14">Display the History window.</text:p>
      <text:h text:style-name="P39" text:outline-level="2"><text:bookmark-start text:name="__RefHeading___Toc209_697823169"/><text:soft-page-break/>View<text:bookmark-end text:name="__RefHeading___Toc209_697823169"/></text:h>
      <text:h text:style-name="P51" text:outline-level="3"><text:bookmark-start text:name="__RefHeading___Toc211_697823169"/>Show Full Screen<text:bookmark-end text:name="__RefHeading___Toc211_697823169"/></text:h>
      <text:p text:style-name="P17">Disable or enable full-screen mode.</text:p>
      <text:h text:style-name="P51" text:outline-level="3"><text:bookmark-start text:name="__RefHeading___Toc213_697823169"/>Show Status Bar<text:bookmark-end text:name="__RefHeading___Toc213_697823169"/></text:h>
      <text:p text:style-name="P17">Hide or show the status bar.</text:p>
      <text:h text:style-name="P40" text:outline-level="2"><text:bookmark-start text:name="__RefHeading___Toc201_697823169"/>Help<text:bookmark-end text:name="__RefHeading___Toc201_697823169"/></text:h>
      <text:h text:style-name="P52" text:outline-level="3"><text:bookmark-start text:name="__RefHeading___Toc203_697823169"/>About<text:bookmark-end text:name="__RefHeading___Toc203_697823169"/></text:h>
      <text:p text:style-name="P15">Display <text:span text:style-name="T9">the </text:span>About dialog.</text:p>
      <text:p text:style-name="P16">[INSERT ABOUT IMAGE]</text:p>
      <text:h text:style-name="P52" text:outline-level="3"><text:bookmark-start text:name="__RefHeading___Toc205_697823169"/>Show Documentation<text:bookmark-end text:name="__RefHeading___Toc205_697823169"/></text:h>
      <text:p text:style-name="P15">Display this document in a <text:span text:style-name="T8">Dooble</text:span> window.</text:p>
      <text:p text:style-name="P20"/>
      <text:h text:style-name="P35" text:outline-level="1"><text:bookmark-start text:name="__RefHeading___Toc6188_1852866977"/>Private Windows<text:bookmark-end text:name="__RefHeading___Toc6188_1852866977"/></text:h>
      <text:p text:style-name="P6">When browsing in private windows, Dooble does not save the following data:</text:p>
      <text:list xml:id="list5032902610421584074" text:style-name="L1">
        <text:list-item>
          <text:p text:style-name="P25">Cookies</text:p>
        </text:list-item>
        <text:list-item>
          <text:p text:style-name="P25">History</text:p>
        </text:list-item>
        <text:list-item>
          <text:p text:style-name="P25">Temporary Files</text:p>
        </text:list-item>
        <text:list-item>
          <text:p text:style-name="P25">Visited Links</text:p>
        </text:list-item>
      </text:list>
      <text:p text:style-name="P6">While in private windows, Dooble does save:</text:p>
      <text:list xml:id="list5109116910714246404" text:style-name="L2">
        <text:list-item>
          <text:p text:style-name="P26">Downloads</text:p>
        </text:list-item>
        <text:list-item>
          <text:p text:style-name="P26">Favorites</text:p>
        </text:list-item>
      </text:list>
      <text:p text:style-name="P5">[INSERT PRIVATE WINDOW IMAGE]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9:38:42.577542581</meta:creation-date>
    <dc:date>2017-11-01T06:33:45.153988829</dc:date>
    <meta:editing-duration>PT11H18M57S</meta:editing-duration>
    <meta:editing-cycles>46</meta:editing-cycles>
    <meta:generator>LibreOffice/5.1.6.2$Linux_X86_64 LibreOffice_project/10m0$Build-2</meta:generator>
    <meta:document-statistic meta:table-count="0" meta:image-count="0" meta:object-count="0" meta:page-count="7" meta:paragraph-count="98" meta:word-count="415" meta:character-count="2429" meta:non-whitespace-character-count="2118"/>
  </office:meta>
</office:document-meta>
</file>